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7.74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83.25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120.76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65.25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8.5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71.55pt"/>
    </style:style>
    <style:style style:name="co12" style:family="table-column">
      <style:table-column-properties fo:break-before="auto" style:column-width="59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currency-style style:name="N10101P0" style:volatile="true" number:language="en" number:country="US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01" number:language="en" number:country="US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01P0"/>
    </number:currency-style>
    <number:currency-style style:name="N10109P0" style:volatile="true" number:language="en" number:country="US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109" number:language="en" number:country="US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109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Comma" style:data-style-name="N124">
      <style:text-properties style:text-position="" style:font-name="Liberation Sans1" style:font-name-asian="Liberation Sans1" style:font-name-complex="Liberation Sans1"/>
    </style:style>
    <style:style style:name="ce4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104">
      <style:text-properties style:text-position=""/>
    </style:style>
    <style:style style:name="ce6" style:family="table-cell" style:parent-style-name="Default" style:data-style-name="N10122">
      <style:text-properties style:text-position=""/>
    </style:style>
    <style:style style:name="ce10" style:family="table-cell" style:parent-style-name="Default" style:data-style-name="N10101">
      <style:text-properties style:text-position=""/>
    </style:style>
    <style:style style:name="ce11" style:family="table-cell" style:parent-style-name="Default" style:data-style-name="N10101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101">
      <style:table-cell-properties fo:background-color="#ffff00"/>
      <style:text-properties style:text-position=""/>
    </style:style>
    <style:style style:name="ce13" style:family="table-cell" style:parent-style-name="Default" style:data-style-name="N10101">
      <style:table-cell-properties fo:border-bottom="none" fo:border-left="none" fo:border-right="none" fo:border-top="0.06pt solid #000000"/>
      <style:text-properties style:text-position=""/>
    </style:style>
    <style:style style:name="ce14" style:family="table-cell" style:parent-style-name="Default" style:data-style-name="N10101">
      <style:table-cell-properties fo:border-bottom="0.06pt solid #000000" fo:border-left="none" fo:border-right="none" fo:border-top="0.06pt solid #000000"/>
      <style:text-properties style:text-position=""/>
    </style:style>
    <style:style style:name="ce15" style:family="table-cell" style:parent-style-name="Default" style:data-style-name="N10109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109">
      <style:text-properties style:text-position=""/>
    </style:style>
    <style:style style:name="ce17" style:family="table-cell" style:parent-style-name="Default" style:data-style-name="N10109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109">
      <style:table-cell-properties fo:background-color="#ffff00"/>
      <style:text-properties style:text-position=""/>
    </style:style>
    <style:style style:name="ce19" style:family="table-cell" style:parent-style-name="Default" style:data-style-name="N10121">
      <style:text-properties style:text-position=""/>
    </style:style>
    <style:style style:name="ce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/>
      <style:text-properties style:text-position=""/>
    </style:style>
    <style:style style:name="ce9" style:family="table-cell" style:parent-style-name="Default" style:data-style-name="N1010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/>
    <style:style style:name="ce25" style:family="table-cell" style:parent-style-name="Comma" style:data-style-name="N124">
      <style:text-properties style:font-name="Liberation Sans1" style:font-name-asian="Liberation Sans1" style:font-name-complex="Liberation Sans1"/>
    </style:style>
    <style:style style:name="ce26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0104"/>
    <style:style style:name="ce28" style:family="table-cell" style:parent-style-name="Default" style:data-style-name="N10122"/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ff00"/>
    </style:style>
    <style:style style:name="ce31" style:family="table-cell" style:parent-style-name="Default" style:data-style-name="N1010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10101"/>
    <style:style style:name="ce33" style:family="table-cell" style:parent-style-name="Default" style:data-style-name="N10101">
      <style:text-properties fo:font-weight="bold" style:font-weight-asian="bold" style:font-weight-complex="bold"/>
    </style:style>
    <style:style style:name="ce34" style:family="table-cell" style:parent-style-name="Default" style:data-style-name="N10101">
      <style:table-cell-properties fo:background-color="#ffff00"/>
    </style:style>
    <style:style style:name="ce35" style:family="table-cell" style:parent-style-name="Default" style:data-style-name="N10101">
      <style:table-cell-properties fo:border-bottom="none" fo:border-left="none" fo:border-right="none" fo:border-top="0.06pt solid #000000"/>
    </style:style>
    <style:style style:name="ce36" style:family="table-cell" style:parent-style-name="Default" style:data-style-name="N10101">
      <style:table-cell-properties fo:border-bottom="0.06pt solid #000000" fo:border-left="none" fo:border-right="none" fo:border-top="0.06pt solid #000000"/>
    </style:style>
    <style:style style:name="ce37" style:family="table-cell" style:parent-style-name="Default" style:data-style-name="N10109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109"/>
    <style:style style:name="ce39" style:family="table-cell" style:parent-style-name="Default" style:data-style-name="N10109">
      <style:text-properties fo:font-weight="bold" style:font-weight-asian="bold" style:font-weight-complex="bold"/>
    </style:style>
    <style:style style:name="ce40" style:family="table-cell" style:parent-style-name="Default" style:data-style-name="N10109">
      <style:table-cell-properties fo:background-color="#ffff00"/>
    </style:style>
    <style:style style:name="ce41" style:family="table-cell" style:parent-style-name="Default" style:data-style-name="N10121"/>
  </office:automatic-styles>
  <office:body>
    <office:spreadsheet>
      <table:calculation-settings table:automatic-find-labels="false" table:use-regular-expressions="false"/>
      <table:table table:name="UOG-budg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cost_item</text:p>
          </table:table-cell>
          <table:table-cell table:style-name="ce1" office:value-type="string" calcext:value-type="string">
            <text:p><text:s/>cost_type</text:p>
          </table:table-cell>
          <table:table-cell table:style-name="ce1" office:value-type="string" calcext:value-type="string">
            <text:p><text:s/>qty_or_fte</text:p>
          </table:table-cell>
          <table:table-cell table:style-name="ce1" office:value-type="string" calcext:value-type="string">
            <text:p><text:s/>unit_cost</text:p>
          </table:table-cell>
          <table:table-cell table:style-name="ce1" office:value-type="string" calcext:value-type="string">
            <text:p><text:s/>units</text:p>
          </table:table-cell>
          <table:table-cell table:style-name="ce4" office:value-type="string" calcext:value-type="string">
            <text:p><text:s/>tot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tomologist salary compensation</text:p>
          </table:table-cell>
          <table:table-cell office:value-type="string" calcext:value-type="string">
            <text:p>personnel</text:p>
          </table:table-cell>
          <table:table-cell office:value-type="float" office:value="0.02" calcext:value-type="float">
            <text:p>0.02</text:p>
          </table:table-cell>
          <table:table-cell table:style-name="ce3" office:value-type="float" office:value="110000" calcext:value-type="float">
            <text:p>110,000.00 </text:p>
          </table:table-cell>
          <table:table-cell office:value-type="string" calcext:value-type="string">
            <text:p><text:s/>$/per year (inc. benefits)</text:p>
          </table:table-cell>
          <table:table-cell table:formula="of:=[.C2]*[.D2]" office:value-type="currency" office:currency="USD" office:value="2200" calcext:value-type="currency">
            <text:p>$2,20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sect pathologist salary</text:p>
          </table:table-cell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000" calcext:value-type="float">
            <text:p>64,000.00 </text:p>
          </table:table-cell>
          <table:table-cell office:value-type="string" calcext:value-type="string">
            <text:p><text:s/>$/per year</text:p>
          </table:table-cell>
          <table:table-cell table:formula="of:=[.C3]*[.D3]" office:value-type="currency" office:currency="USD" office:value="64000" calcext:value-type="currency">
            <text:p>$64,00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sect pathologist benefits</text:p>
          </table:table-cell>
          <table:table-cell office:value-type="string" calcext:value-type="string">
            <text:p>benefits</text:p>
          </table:table-cell>
          <table:table-cell office:value-type="float" office:value="1" calcext:value-type="float">
            <text:p>1</text:p>
          </table:table-cell>
          <table:table-cell table:style-name="ce3" table:formula="of:=0.3*[.D3]" office:value-type="float" office:value="19200" calcext:value-type="float">
            <text:p>19,200.00 </text:p>
          </table:table-cell>
          <table:table-cell office:value-type="string" calcext:value-type="string">
            <text:p>$/year</text:p>
          </table:table-cell>
          <table:table-cell table:formula="of:=[.D4]" office:value-type="currency" office:currency="USD" office:value="19200" calcext:value-type="currency">
            <text:p>$19,20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cation expenses for insect pathologist</text:p>
          </table:table-cell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000" calcext:value-type="float">
            <text:p>4,000.00 </text:p>
          </table:table-cell>
          <table:table-cell office:value-type="string" calcext:value-type="string">
            <text:p>$/per year</text:p>
          </table:table-cell>
          <table:table-cell table:formula="of:=[.C5]*[.D5]" office:value-type="currency" office:currency="USD" office:value="4000" calcext:value-type="currency">
            <text:p>$4,000.00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SUBTOTAL</text:p>
          </table:table-cell>
          <table:table-cell table:formula="of:=SUM([.F2:.F5])" office:value-type="currency" office:currency="USD" office:value="89400" calcext:value-type="currency">
            <text:p>$89,40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 fee (15% of total grant)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table:formula="of:=[.F8]-[.F6]" office:value-type="currency" office:currency="USD" office:value="15776.4705882353" calcext:value-type="currency">
            <text:p>$15,776.47</text:p>
          </table:table-cell>
          <table:table-cell table:style-name="ce6" table:formula="of:=[.F6]*0.15" office:value-type="currency" office:currency="USD" office:value="13410" calcext:value-type="currency">
            <text:p>$13,410.0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[.F6]/0.85" office:value-type="currency" office:currency="USD" office:value="105176.470588235" calcext:value-type="currency">
            <text:p>$105,176.47</text:p>
          </table:table-cell>
          <table:table-cell table:style-name="ce6" table:formula="of:=[.F6]+[.G7]" office:value-type="currency" office:currency="USD" office:value="102810" calcext:value-type="currency">
            <text:p>$102,810.00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bined_budget" table:style-name="ta2">
        <table:table-column table:style-name="co9" table:default-cell-style-name="ce2"/>
        <table:table-column table:style-name="co10" table:default-cell-style-name="ce10"/>
        <table:table-column table:style-name="co11" table:default-cell-style-name="ce16"/>
        <table:table-column table:style-name="co10" table:default-cell-style-name="ce2"/>
        <table:table-column table:style-name="co12" table:default-cell-style-name="ce2"/>
        <table:table-column table:style-name="co8" table:number-columns-repeated="1019" table:default-cell-style-name="ce2"/>
        <table:table-row table:style-name="ro4">
          <table:table-cell table:style-name="ce1" office:value-type="string" calcext:value-type="string">
            <text:p>Item</text:p>
          </table:table-cell>
          <table:table-cell table:style-name="ce9" office:value-type="string" calcext:value-type="string">
            <text:p>Cost(UOG)</text:p>
          </table:table-cell>
          <table:table-cell table:style-name="ce15" office:value-type="string" calcext:value-type="string">
            <text:p>Cost(GDOA)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ersonnel</text:p>
          </table:table-cell>
          <table:table-cell table:formula="of:=64000+0.02*110000" office:value-type="currency" office:currency="USD" office:value="66200" calcext:value-type="currency">
            <text:p>$66,200</text:p>
          </table:table-cell>
          <table:table-cell table:formula="of:=42307+30680" office:value-type="currency" office:currency="USD" office:value="72987" calcext:value-type="currency">
            <text:p>$72,987</text:p>
          </table:table-cell>
          <table:table-cell table:style-name="ce10" table:formula="of:=[.B2]+[.C2]" office:value-type="currency" office:currency="USD" office:value="139187" calcext:value-type="currency">
            <text:p>$139,18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enefits</text:p>
          </table:table-cell>
          <table:table-cell table:formula="of:=0.23*64000" office:value-type="currency" office:currency="USD" office:value="14720" calcext:value-type="currency">
            <text:p>$14,720</text:p>
          </table:table-cell>
          <table:table-cell table:formula="of:=0.0765*[.C2]" office:value-type="currency" office:currency="USD" office:value="5583.5055" calcext:value-type="currency">
            <text:p>$5,584</text:p>
          </table:table-cell>
          <table:table-cell table:style-name="ce10" table:formula="of:=[.B3]+[.C3]" office:value-type="currency" office:currency="USD" office:value="20303.5055" calcext:value-type="currency">
            <text:p>$20,3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ravel</text:p>
          </table:table-cell>
          <table:table-cell office:value-type="currency" office:currency="USD" office:value="4000" calcext:value-type="currency">
            <text:p>$4,000</text:p>
          </table:table-cell>
          <table:table-cell office:value-type="currency" office:currency="USD" office:value="0" calcext:value-type="currency">
            <text:p>$0</text:p>
          </table:table-cell>
          <table:table-cell table:style-name="ce10" table:formula="of:=[.B4]+[.C4]" office:value-type="currency" office:currency="USD" office:value="4000" calcext:value-type="currency">
            <text:p>$4,000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upplies</text:p>
          </table:table-cell>
          <table:table-cell office:value-type="currency" office:currency="USD" office:value="0" calcext:value-type="currency">
            <text:p>$0</text:p>
          </table:table-cell>
          <table:table-cell table:formula="of:=1685+500+360" office:value-type="currency" office:currency="USD" office:value="2545" calcext:value-type="currency">
            <text:p>$2,545</text:p>
          </table:table-cell>
          <table:table-cell table:style-name="ce10" table:formula="of:=[.B5]+[.C5]" office:value-type="currency" office:currency="USD" office:value="2545" calcext:value-type="currency">
            <text:p>$2,545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SUBTOTAL</text:p>
          </table:table-cell>
          <table:table-cell table:style-name="ce11" table:formula="of:=SUM([.B2:.B5])" office:value-type="currency" office:currency="USD" office:value="84920" calcext:value-type="currency">
            <text:p>$84,920</text:p>
          </table:table-cell>
          <table:table-cell table:style-name="ce17" table:formula="of:=SUM([.C2:.C5])" office:value-type="currency" office:currency="USD" office:value="81115.5055" calcext:value-type="currency">
            <text:p>$81,116</text:p>
          </table:table-cell>
          <table:table-cell table:style-name="ce11" table:formula="of:=[.B6]+[.C6]" office:value-type="currency" office:currency="USD" office:value="166035.5055" calcext:value-type="currency">
            <text:p>$166,036</text:p>
          </table:table-cell>
          <table:table-cell table:style-name="ce19"/>
          <table:table-cell table:number-columns-repeated="1019"/>
        </table:table-row>
        <table:table-row table:style-name="ro4">
          <table:table-cell office:value-type="string" calcext:value-type="string">
            <text:p>Administrative fee</text:p>
          </table:table-cell>
          <table:table-cell table:formula="of:=0.15*[.B6]" office:value-type="currency" office:currency="USD" office:value="12738" calcext:value-type="currency">
            <text:p>$12,738</text:p>
          </table:table-cell>
          <table:table-cell table:formula="of:=0.15*[.C6]" office:value-type="currency" office:currency="USD" office:value="12167.325825" calcext:value-type="currency">
            <text:p>$12,167</text:p>
          </table:table-cell>
          <table:table-cell table:style-name="ce10" table:formula="of:=[.B7]+[.C7]" office:value-type="currency" office:currency="USD" office:value="24905.325825" calcext:value-type="currency">
            <text:p>$24,905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TOTAL</text:p>
          </table:table-cell>
          <table:table-cell table:style-name="ce11" table:formula="of:=[.B6]+[.B7]" office:value-type="currency" office:currency="USD" office:value="97658" calcext:value-type="currency">
            <text:p>$97,658</text:p>
          </table:table-cell>
          <table:table-cell table:style-name="ce17" table:formula="of:=[.C6]+[.C7]" office:value-type="currency" office:currency="USD" office:value="93282.831325" calcext:value-type="currency">
            <text:p>$93,283</text:p>
          </table:table-cell>
          <table:table-cell table:style-name="ce11" table:formula="of:=[.B8]+[.C8]" office:value-type="currency" office:currency="USD" office:value="190940.831325" calcext:value-type="currency">
            <text:p>$190,94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0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 calcext:value-type="string">
            <text:p>Notes:</text:p>
          </table:table-cell>
          <table:table-cell table:number-columns-repeated="1023"/>
        </table:table-row>
        <table:table-row table:style-name="ro4">
          <table:table-cell table:number-columns-repeated="5"/>
          <table:table-cell table:formula="of:=0.02*110000" office:value-type="float" office:value="2200" calcext:value-type="float">
            <text:p>2200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1) Fringe Benefits for RCUOG is 23%</text:p>
          </table:table-cell>
          <table:table-cell table:style-name="ce12"/>
          <table:table-cell table:style-name="ce18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66,200 X 23% = 15,226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" office:value-type="string" calcext:value-type="string">
            <text:p>2) Our admin fee is typically applied to total direct cost (not total cost)</text:p>
          </table:table-cell>
          <table:table-cell table:style-name="ce12"/>
          <table:table-cell table:style-name="ce18"/>
          <table:table-cell table:style-name="ce8" table:number-columns-repeated="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currency" office:currency="USD" office:value="66200" calcext:value-type="currency">
            <text:p>$66,200</text:p>
          </table:table-cell>
          <table:table-cell table:number-columns-repeated="1022"/>
        </table:table-row>
        <table:table-row table:style-name="ro4">
          <table:table-cell/>
          <table:table-cell office:value-type="currency" office:currency="USD" office:value="15226" calcext:value-type="currency">
            <text:p>$15,226</text:p>
          </table:table-cell>
          <table:table-cell table:number-columns-repeated="1022"/>
        </table:table-row>
        <table:table-row table:style-name="ro4">
          <table:table-cell/>
          <table:table-cell office:value-type="currency" office:currency="USD" office:value="4000" calcext:value-type="currency">
            <text:p>$4,0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otal Direct Cost</text:p>
          </table:table-cell>
          <table:table-cell table:style-name="ce13" table:formula="of:=SUM([.B20:.B22])" office:value-type="currency" office:currency="USD" office:value="85426" calcext:value-type="currency">
            <text:p>$85,4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5% Admin Fee</text:p>
          </table:table-cell>
          <table:table-cell table:formula="of:=[.B23]*0.15" office:value-type="currency" office:currency="USD" office:value="12813.9" calcext:value-type="currency">
            <text:p>$12,814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Total</text:p>
          </table:table-cell>
          <table:table-cell table:style-name="ce14" table:formula="of:=[.B23]+[.B25]" office:value-type="currency" office:currency="USD" office:value="98239.9" calcext:value-type="currency">
            <text:p>$98,240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" office:value-type="string" calcext:value-type="string">
            <text:p>3) Why is fringe benefits not included in the GDA portion?</text:p>
          </table:table-cell>
          <table:table-cell table:style-name="ce12"/>
          <table:table-cell table:style-name="ce18"/>
          <table:table-cell table:style-name="ce8"/>
          <table:table-cell table:number-columns-repeated="1020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loext:min-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 -</number:text>
      <number:number number:decimal-places="0" loext:min-decimal-places="0" number:min-integer-digits="2"/>
      <number:text> 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0/00/0000</text:date>, <text:time style:data-style-name="N2" text:time-value="14:10:10.689780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loria.Travis</meta:initial-creator>
    <meta:creation-date>2020-05-04T06:13:58Z</meta:creation-date>
    <dc:date>2020-05-05T14:13:22.454685769</dc:date>
    <meta:editing-cycles>16</meta:editing-cycles>
    <meta:editing-duration>PT2H19M8S</meta:editing-duration>
    <meta:document-statistic meta:table-count="2" meta:cell-count="86" meta:object-count="0"/>
  </office:meta>
</office:document-meta>
</file>